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6 – EXERCÍCIOS – COMUNICAÇÃO INTER-PROCESSOS 2 - PIPES</text:p>
      <text:p text:style-name="P2">Objetivo: entender como usar pipes e como funciona o padrão produtor-consumidor</text:p>
      <text:p text:style-name="P4">Nota: os códigos-fonte para estes exercícios estão o diretório pipedemo.</text:p>
      <text:p text:style-name="P3">Exercício 1</text:p>
      <text:p text:style-name="P2">Objetivo: entender como usar pipes em POSIX</text:p>
      <text:p text:style-name="P4"/>
      <text:p text:style-name="P4">a) Olhe o código-fonte de contador.c. O que o programa faz?</text:p>
      <text:p text:style-name="P4">b) Olhe o código-fonte de pipe_cont.sh. O que esse script faz?</text:p>
      <text:p text:style-name="P3"/>
      <text:p text:style-name="P3">Exercício 2</text:p>
      <text:p text:style-name="P2">Objetivo: entender como usar pipes como entrada à partir de códigos C</text:p>
      <text:p text:style-name="P4"/>
      <text:p text:style-name="P4">Analise o código fonte de pipein.c.</text:p>
      <text:p text:style-name="P4">a) O que a função popen() faz? O que ela retorna? Quais são os parâmetros da função?</text:p>
      <text:p text:style-name="P4">b) O que a função pclose() faz?</text:p>
      <text:p text:style-name="P4">c) Existem diferenças de comportamento entre pipe_cont.sh e pipein.c? Se sim, quais?</text:p>
      <text:p text:style-name="P3"/>
      <text:p text:style-name="P3">Exercício 3</text:p>
      <text:p text:style-name="P2">Objetivo: entender como usar pipes como saída à partir de códigos C</text:p>
      <text:p text:style-name="P4"/>
      <text:p text:style-name="P4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4"/>
      <text:p text:style-name="P3">Exercício 4</text:p>
      <text:p text:style-name="P2">Objetivo: entender a importância de usar pipes para redirecionar entradas e saídas para dividir tarefas complexas</text:p>
      <text:p text:style-name="P4"/>
      <text:p text:style-name="P4">Analise o código fonte de ffmpegpipe.c</text:p>
      <text:p text:style-name="P4">b) Quais são as entradas e saídas do programa ffmpeg? Se precisar, use a documentação de ffmpeg para entendê-lo melhor.</text:p>
      <text:p text:style-name="P4">b) Quais são as entradas e saídas de ffmpegpipe.c?</text:p>
      <text:p text:style-name="P4">c) Desenhe um diagrama de blocos usando as mesmas instruções do exercício 3.</text:p>
      <text:p text:style-name="P4"/>
      <text:p text:style-name="P3">Exercício 5</text:p>
      <text:p text:style-name="P2">Objetivo: entender como usar pipes em processos-pai e processos-filho</text:p>
      <text:p text:style-name="P4"/>
      <text:p text:style-name="P4">Analise o código-fonte de fork_and_pipe.c. </text:p>
      <text:p text:style-name="P4">a) Encontre todas as funções ou identificadores desconhecidos.</text:p>
      <text:p text:style-name="P4">b) Faça um diagrama de blocos do sistema inteiro, usando as mesmas instruções do exercício 3.</text:p>
      <text:p text:style-name="P4">c) O programa fork_and_pipe.c foi escrito usando um paradigma chamado produtor-consumidor. No seu diagrama de blocos, identifique o produtor e o consumidor.</text:p>
      <text:p text:style-name="P4"/>
      <text:p text:style-name="P3">Exercício 6</text:p>
      <text:p text:style-name="P2">Objetivo: aplicar o paradigma produtor consumidor para resolver problemas em Linux</text:p>
      <text:p text:style-name="P4"/>
      <text:p text:style-name="P4">Usando as ferramentas wc, grep e ls, proponha uma linha de comando que permita contar o número de arquivos na pasta /home/ que têm números no nome. Desenhe um diagrama de blocos da sua solução.</text:p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4-19T20:38:04</meta:creation-date>
    <dc:date>2018-04-26T11:08:24</dc:date>
    <dc:creator>Tiago Tavares</dc:creator>
    <meta:editing-duration>PT1H18M55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2" meta:paragraph-count="31" meta:word-count="351" meta:character-count="2188"/>
  </office:meta>
</office:document-meta>
</file>